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3f7ebe" fo:padding="0cm" fo:border="none">
        <style:background-image/>
      </style:table-cell-properties>
    </style:style>
    <style:style style:name="P1" style:family="paragraph" style:parent-style-name="Text_20_body">
      <style:text-properties style:text-underline-style="solid" style:text-underline-width="auto" style:text-underline-color="font-color" officeooo:rsid="007d0742" officeooo:paragraph-rsid="007d0742"/>
    </style:style>
    <style:style style:name="P2" style:family="paragraph" style:parent-style-name="Text_20_body">
      <style:text-properties fo:color="#003f80" fo:font-weight="normal" officeooo:rsid="009e8474" officeooo:paragraph-rsid="00a00ca5" style:font-weight-asian="normal" style:font-weight-complex="normal"/>
    </style:style>
    <style:style style:name="P3" style:family="paragraph" style:parent-style-name="Text_20_body">
      <style:text-properties fo:color="#003f80" style:font-name="DejaVu Sans2" fo:font-size="11pt" style:text-underline-style="none" fo:font-weight="bold" officeooo:rsid="005c0dca" officeooo:paragraph-rsid="00b2e3f4" style:font-size-asian="11pt" style:font-weight-asian="bold" style:font-size-complex="11pt" style:font-weight-complex="bold"/>
    </style:style>
    <style:style style:name="P4" style:family="paragraph" style:parent-style-name="Text_20_body">
      <style:text-properties officeooo:rsid="009cee48" officeooo:paragraph-rsid="009daffd"/>
    </style:style>
    <style:style style:name="P5" style:family="paragraph" style:parent-style-name="Text_20_body">
      <style:text-properties fo:font-size="10pt" officeooo:rsid="007fc9ad" officeooo:paragraph-rsid="00b95424" style:font-size-asian="10pt" style:font-size-complex="10pt"/>
    </style:style>
    <style:style style:name="P6" style:family="paragraph" style:parent-style-name="Text_20_body">
      <style:text-properties fo:font-size="10pt" officeooo:rsid="00dc658e" officeooo:paragraph-rsid="00dc658e" style:font-size-asian="10pt" style:font-size-complex="10pt"/>
    </style:style>
    <style:style style:name="P7" style:family="paragraph" style:parent-style-name="Text_20_body">
      <style:text-properties officeooo:rsid="00c5c720" officeooo:paragraph-rsid="00c5c720"/>
    </style:style>
    <style:style style:name="P8" style:family="paragraph" style:parent-style-name="Text_20_body">
      <style:text-properties officeooo:paragraph-rsid="00215aec"/>
    </style:style>
    <style:style style:name="P9" style:family="paragraph" style:parent-style-name="Text_20_body">
      <style:text-properties officeooo:rsid="007fc9ad" officeooo:paragraph-rsid="00895311"/>
    </style:style>
    <style:style style:name="P10" style:family="paragraph" style:parent-style-name="Text_20_body">
      <style:text-properties officeooo:rsid="00ccb32d" officeooo:paragraph-rsid="002d3caa"/>
    </style:style>
    <style:style style:name="P11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0000" fo:font-weight="normal" officeooo:rsid="00d240df" officeooo:paragraph-rsid="00d240df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0000" fo:font-weight="normal" officeooo:rsid="00d240df" officeooo:paragraph-rsid="00d76e5b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0000" fo:font-weight="normal" officeooo:rsid="00d240df" officeooo:paragraph-rsid="00da8486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bold" officeooo:rsid="005c0dca" officeooo:paragraph-rsid="00b2e3f4" style:font-size-asian="11pt" style:font-weight-asian="bold" style:font-size-complex="11pt" style:font-weight-complex="bold"/>
    </style:style>
    <style:style style:name="P15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bold" officeooo:rsid="005c0dca" officeooo:paragraph-rsid="00d76e5b" style:font-size-asian="11pt" style:font-weight-asian="bold" style:font-size-complex="11pt" style:font-weight-complex="bold"/>
    </style:style>
    <style:style style:name="P16" style:family="paragraph" style:parent-style-name="Code">
      <style:paragraph-properties fo:margin-left="1.251cm" fo:margin-right="0cm" fo:text-indent="0cm" style:auto-text-indent="false"/>
      <style:text-properties officeooo:rsid="0082ef55" officeooo:paragraph-rsid="00c897f7"/>
    </style:style>
    <style:style style:name="P17" style:family="paragraph" style:parent-style-name="Code">
      <style:paragraph-properties fo:margin-left="1.251cm" fo:margin-right="0cm" fo:text-indent="0cm" style:auto-text-indent="false"/>
      <style:text-properties officeooo:rsid="0082ef55" officeooo:paragraph-rsid="0082ef55"/>
    </style:style>
    <style:style style:name="P18" style:family="paragraph" style:parent-style-name="Text_20_body" style:list-style-name="L2">
      <style:text-properties officeooo:paragraph-rsid="00b4cae4"/>
    </style:style>
    <style:style style:name="P19" style:family="paragraph" style:parent-style-name="Text_20_body" style:list-style-name="L2">
      <style:text-properties officeooo:paragraph-rsid="00ca8c1d"/>
    </style:style>
    <style:style style:name="P20" style:family="paragraph" style:parent-style-name="Text_20_body" style:list-style-name="L2">
      <style:text-properties officeooo:paragraph-rsid="00cc33a4"/>
    </style:style>
    <style:style style:name="P21" style:family="paragraph" style:parent-style-name="Text_20_body" style:list-style-name="L2">
      <style:text-properties fo:color="#003f80" officeooo:rsid="0081e2fa" officeooo:paragraph-rsid="0081e2fa"/>
    </style:style>
    <style:style style:name="P22" style:family="paragraph" style:parent-style-name="Text_20_body" style:list-style-name="L3">
      <style:text-properties fo:color="#003f80" officeooo:rsid="0081e2fa" officeooo:paragraph-rsid="00ccb32d"/>
    </style:style>
    <style:style style:name="P23" style:family="paragraph" style:parent-style-name="Text_20_body" style:list-style-name="L5">
      <style:text-properties fo:color="#003f80" officeooo:rsid="0081e2fa" officeooo:paragraph-rsid="00d76e5b"/>
    </style:style>
    <style:style style:name="P24" style:family="paragraph" style:parent-style-name="Text_20_body" style:list-style-name="L2">
      <style:text-properties fo:color="#003f80" fo:font-style="normal" officeooo:rsid="0082ef55" officeooo:paragraph-rsid="0082ef55" style:font-style-asian="normal" style:font-style-complex="normal"/>
    </style:style>
    <style:style style:name="P25" style:family="paragraph" style:parent-style-name="Text_20_body" style:list-style-name="L3">
      <style:text-properties fo:color="#003f80" officeooo:rsid="00ccb32d" officeooo:paragraph-rsid="0030e25a"/>
    </style:style>
    <style:style style:name="P26" style:family="paragraph" style:parent-style-name="Text_20_body" style:list-style-name="L3">
      <style:text-properties fo:color="#003f80" officeooo:rsid="00cd7797" officeooo:paragraph-rsid="00cdf8b0"/>
    </style:style>
    <style:style style:name="P27" style:family="paragraph" style:parent-style-name="Text_20_body" style:list-style-name="L3">
      <style:text-properties fo:color="#003f80" officeooo:rsid="00cdf8b0" officeooo:paragraph-rsid="00cdf8b0"/>
    </style:style>
    <style:style style:name="P28" style:family="paragraph" style:parent-style-name="Text_20_body" style:list-style-name="L3">
      <style:text-properties fo:color="#003f80" officeooo:rsid="00cf9fde" officeooo:paragraph-rsid="00cf9fde"/>
    </style:style>
    <style:style style:name="P29" style:family="paragraph" style:parent-style-name="Text_20_body" style:list-style-name="L3">
      <style:text-properties fo:color="#003f80" officeooo:rsid="00d0ce7b" officeooo:paragraph-rsid="00d0ce7b"/>
    </style:style>
    <style:style style:name="P30" style:family="paragraph" style:parent-style-name="Text_20_body" style:list-style-name="L3">
      <style:text-properties fo:color="#003f80" style:text-underline-style="none" fo:font-weight="bold" officeooo:rsid="007d0742" officeooo:paragraph-rsid="007d0742" style:font-weight-asian="bold" style:font-weight-complex="bold"/>
    </style:style>
    <style:style style:name="P31" style:family="paragraph" style:parent-style-name="Text_20_body" style:list-style-name="L4">
      <style:text-properties fo:color="#003f80" fo:font-weight="normal" officeooo:rsid="00d2171f" officeooo:paragraph-rsid="00d2171f" style:font-weight-asian="normal" style:font-weight-complex="normal"/>
    </style:style>
    <style:style style:name="P32" style:family="paragraph" style:parent-style-name="Text_20_body" style:list-style-name="L4">
      <style:text-properties fo:color="#003f80" officeooo:rsid="009e038d" officeooo:paragraph-rsid="00d2171f"/>
    </style:style>
    <style:style style:name="P33" style:family="paragraph" style:parent-style-name="Text_20_body" style:list-style-name="L4">
      <style:text-properties fo:color="#003f80" officeooo:rsid="00d2171f" officeooo:paragraph-rsid="00d2171f"/>
    </style:style>
    <style:style style:name="P34" style:family="paragraph" style:parent-style-name="Text_20_body" style:list-style-name="L4">
      <style:text-properties fo:color="#003f80" officeooo:rsid="007d0742" officeooo:paragraph-rsid="00a1b00d"/>
    </style:style>
    <style:style style:name="P35" style:family="paragraph" style:parent-style-name="Text_20_body" style:list-style-name="L5">
      <style:text-properties fo:color="#003f80" officeooo:rsid="00d8f29e" officeooo:paragraph-rsid="00d8f29e"/>
    </style:style>
    <style:style style:name="P36" style:family="paragraph" style:parent-style-name="Text_20_body" style:list-style-name="L2">
      <style:text-properties style:text-underline-style="none" fo:font-weight="bold" officeooo:rsid="007d0742" officeooo:paragraph-rsid="00997e7b" style:font-weight-asian="bold" style:font-weight-complex="bold"/>
    </style:style>
    <style:style style:name="P37" style:family="paragraph" style:parent-style-name="Text_20_body" style:list-style-name="L3">
      <style:text-properties officeooo:rsid="007d0742" officeooo:paragraph-rsid="007d0742"/>
    </style:style>
    <style:style style:name="P38" style:family="paragraph" style:parent-style-name="Text_20_body" style:list-style-name="L1">
      <style:paragraph-properties fo:margin-top="0cm" fo:margin-bottom="0.198cm" loext:contextual-spacing="false"/>
      <style:text-properties officeooo:paragraph-rsid="00215aec"/>
    </style:style>
    <style:style style:name="P39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3fe47" officeooo:paragraph-rsid="00d3fe47" style:font-size-asian="11pt" style:font-weight-asian="normal" style:font-size-complex="11pt" style:font-weight-complex="normal"/>
    </style:style>
    <style:style style:name="P40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240df" officeooo:paragraph-rsid="00b2dd87" style:font-size-asian="11pt" style:font-weight-asian="normal" style:font-size-complex="11pt" style:font-weight-complex="normal"/>
    </style:style>
    <style:style style:name="P41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240df" officeooo:paragraph-rsid="00d240df" style:font-size-asian="11pt" style:font-weight-asian="normal" style:font-size-complex="11pt" style:font-weight-complex="normal"/>
    </style:style>
    <style:style style:name="P42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240df" officeooo:paragraph-rsid="00d76e5b" style:font-size-asian="11pt" style:font-weight-asian="normal" style:font-size-complex="11pt" style:font-weight-complex="normal"/>
    </style:style>
    <style:style style:name="P43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76e5b" officeooo:paragraph-rsid="00d76e5b" style:font-size-asian="11pt" style:font-weight-asian="normal" style:font-size-complex="11pt" style:font-weight-complex="normal"/>
    </style:style>
    <style:style style:name="P44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da8486" officeooo:paragraph-rsid="00da8486" style:font-size-asian="11pt" style:font-weight-asian="normal" style:font-size-complex="11pt" style:font-weight-complex="normal"/>
    </style:style>
    <style:style style:name="P45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style:font-name="DejaVu Sans2" fo:font-size="11pt" style:text-underline-style="none" fo:font-weight="normal" officeooo:rsid="007d0742" officeooo:paragraph-rsid="00da8486" style:font-size-asian="11pt" style:font-weight-asian="normal" style:font-size-complex="11pt" style:font-weight-complex="normal"/>
    </style:style>
    <style:style style:name="P46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d3fe47" officeooo:paragraph-rsid="00d3fe47" style:font-weight-asian="normal" style:font-weight-complex="normal"/>
    </style:style>
    <style:style style:name="P47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d2171f" officeooo:paragraph-rsid="00d5d5ce" style:font-weight-asian="normal" style:font-weight-complex="normal"/>
    </style:style>
    <style:style style:name="P48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d2171f" officeooo:paragraph-rsid="00da8486" style:font-weight-asian="normal" style:font-weight-complex="normal"/>
    </style:style>
    <style:style style:name="P49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d2171f" officeooo:paragraph-rsid="00d76e5b" style:font-weight-asian="normal" style:font-weight-complex="normal"/>
    </style:style>
    <style:style style:name="P50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7d0742" officeooo:paragraph-rsid="00b2e3f4" style:font-weight-asian="normal" style:font-weight-complex="normal"/>
    </style:style>
    <style:style style:name="P51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7d0742" officeooo:paragraph-rsid="00d76e5b" style:font-weight-asian="normal" style:font-weight-complex="normal"/>
    </style:style>
    <style:style style:name="P52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003f80" fo:font-weight="normal" officeooo:rsid="00d76e5b" officeooo:paragraph-rsid="00d76e5b" style:font-weight-asian="normal" style:font-weight-complex="normal"/>
    </style:style>
    <style:style style:name="P53" style:family="paragraph" style:parent-style-name="Heading_20_1">
      <style:text-properties fo:color="#ffffff" fo:font-size="36pt" fo:font-weight="bold" style:font-size-asian="36pt" style:font-weight-asian="bold" style:font-size-complex="36pt" style:font-weight-complex="bold"/>
    </style:style>
    <style:style style:name="P54" style:family="paragraph" style:parent-style-name="Code" style:list-style-name="L2">
      <style:text-properties fo:font-style="normal" fo:font-weight="normal" officeooo:rsid="007bdd75" officeooo:paragraph-rsid="007bdd75" style:font-style-asian="normal" style:font-weight-asian="normal" style:font-style-complex="normal" style:font-weight-complex="normal"/>
    </style:style>
    <style:style style:name="P55" style:family="paragraph" style:parent-style-name="Code" style:list-style-name="L2">
      <style:text-properties fo:color="#1c1c1c" fo:font-style="normal" officeooo:rsid="007bdd75" officeooo:paragraph-rsid="00ca8c1d" style:font-style-asian="normal" style:font-style-complex="normal"/>
    </style:style>
    <style:style style:name="P56" style:family="paragraph" style:parent-style-name="Code" style:list-style-name="L2">
      <style:text-properties fo:color="#1c1c1c" fo:font-style="normal" style:text-underline-style="none" fo:font-weight="normal" officeooo:rsid="00cc33a4" officeooo:paragraph-rsid="00cc33a4" style:font-style-asian="normal" style:font-weight-asian="normal" style:font-style-complex="normal" style:font-weight-complex="normal"/>
    </style:style>
    <style:style style:name="P57" style:family="paragraph" style:parent-style-name="Code" style:list-style-name="L3">
      <style:text-properties fo:color="#1c1c1c" officeooo:rsid="007bdd75" officeooo:paragraph-rsid="00ccb32d"/>
    </style:style>
    <style:style style:name="P58" style:family="paragraph" style:parent-style-name="Code" style:list-style-name="L5">
      <style:text-properties fo:color="#1c1c1c" officeooo:rsid="007bdd75" officeooo:paragraph-rsid="00d76e5b"/>
    </style:style>
    <style:style style:name="P59" style:family="paragraph" style:parent-style-name="Code" style:list-style-name="L3">
      <style:text-properties fo:color="#1c1c1c" officeooo:rsid="0082ef55" officeooo:paragraph-rsid="00ccb32d"/>
    </style:style>
    <style:style style:name="P60" style:family="paragraph" style:parent-style-name="Code" style:list-style-name="L3">
      <style:text-properties fo:color="#1c1c1c" officeooo:rsid="0082ef55" officeooo:paragraph-rsid="00d0ce7b"/>
    </style:style>
    <style:style style:name="P61" style:family="paragraph" style:parent-style-name="Code" style:list-style-name="L4">
      <style:text-properties fo:color="#1c1c1c" officeooo:rsid="00d2171f" officeooo:paragraph-rsid="00d2171f"/>
    </style:style>
    <style:style style:name="P62" style:family="paragraph" style:parent-style-name="Code" style:list-style-name="L5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1.296cm"/>
        </style:tab-stops>
      </style:paragraph-properties>
      <style:text-properties fo:color="#1c1c1c" style:font-name="DejaVu Sans2" fo:font-size="11pt" style:text-underline-style="none" fo:font-weight="normal" officeooo:rsid="0082ef55" officeooo:paragraph-rsid="00d76e5b" style:font-size-asian="11pt" style:font-weight-asian="normal" style:font-size-complex="11pt" style:font-weight-complex="normal"/>
    </style:style>
    <style:style style:name="P63" style:family="paragraph" style:parent-style-name="Heading_20_2">
      <style:text-properties officeooo:paragraph-rsid="00bd800b"/>
    </style:style>
    <style:style style:name="P64" style:family="paragraph" style:parent-style-name="Heading_20_2">
      <style:text-properties officeooo:rsid="00c897f7" officeooo:paragraph-rsid="00c897f7"/>
    </style:style>
    <style:style style:name="P65" style:family="paragraph" style:parent-style-name="Heading_20_2">
      <style:text-properties officeooo:rsid="00ccb32d" officeooo:paragraph-rsid="00ccb32d"/>
    </style:style>
    <style:style style:name="P66" style:family="paragraph" style:parent-style-name="Heading_20_2">
      <style:text-properties officeooo:rsid="00d2171f" officeooo:paragraph-rsid="00396141"/>
    </style:style>
    <style:style style:name="P67" style:family="paragraph" style:parent-style-name="Heading_20_2">
      <style:text-properties fo:font-weight="bold" officeooo:rsid="00a8ccb0" officeooo:paragraph-rsid="00a8ccb0" style:font-weight-asian="bold" style:font-weight-complex="bold"/>
    </style:style>
    <style:style style:name="P68" style:family="paragraph" style:parent-style-name="Heading_20_2">
      <style:text-properties fo:font-weight="bold" officeooo:rsid="00d76e5b" officeooo:paragraph-rsid="00d76e5b" style:font-weight-asian="bold" style:font-weight-complex="bold"/>
    </style:style>
    <style:style style:name="P69" style:family="paragraph" style:parent-style-name="Heading_20_2">
      <style:text-properties fo:font-weight="bold" officeooo:rsid="00da8486" officeooo:paragraph-rsid="00da8486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bdd75" style:font-style-asian="normal" style:font-style-complex="normal"/>
    </style:style>
    <style:style style:name="T3" style:family="text">
      <style:text-properties fo:font-style="normal" officeooo:rsid="00c0f9c2" style:font-style-asian="normal" style:font-style-complex="normal"/>
    </style:style>
    <style:style style:name="T4" style:family="text">
      <style:text-properties fo:font-style="normal" officeooo:rsid="00ccb32d" style:font-style-asian="normal" style:font-style-complex="normal"/>
    </style:style>
    <style:style style:name="T5" style:family="text">
      <style:text-properties fo:font-style="normal" officeooo:rsid="0091e079" style:font-style-asian="normal" style:font-style-complex="normal"/>
    </style:style>
    <style:style style:name="T6" style:family="text">
      <style:text-properties fo:font-style="normal" officeooo:rsid="00d76e5b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8462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bdd7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91e07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c897f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ccb32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d0ce7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d76e5b" style:font-style-asian="normal" style:font-weight-asian="normal" style:font-style-complex="normal" style:font-weight-complex="normal"/>
    </style:style>
    <style:style style:name="T15" style:family="text">
      <style:text-properties fo:font-weight="bold" officeooo:rsid="001c7245" style:font-weight-asian="bold" style:font-weight-complex="bold"/>
    </style:style>
    <style:style style:name="T16" style:family="text">
      <style:text-properties fo:font-weight="bold" officeooo:rsid="005c0dca" style:font-weight-asian="bold" style:font-weight-complex="bold"/>
    </style:style>
    <style:style style:name="T17" style:family="text">
      <style:text-properties fo:font-weight="bold" officeooo:rsid="009af5e8" style:font-weight-asian="bold" style:font-weight-complex="bold"/>
    </style:style>
    <style:style style:name="T18" style:family="text">
      <style:text-properties fo:font-weight="bold" officeooo:rsid="00d76e5b" style:font-weight-asian="bold" style:font-weight-complex="bold"/>
    </style:style>
    <style:style style:name="T19" style:family="text">
      <style:text-properties fo:font-weight="bold" officeooo:rsid="00a8ccb0" style:font-weight-asian="bold" style:font-weight-complex="bold"/>
    </style:style>
    <style:style style:name="T20" style:family="text">
      <style:text-properties fo:font-weight="bold" officeooo:rsid="00da8486" style:font-weight-asian="bold" style:font-weight-complex="bold"/>
    </style:style>
    <style:style style:name="T21" style:family="text">
      <style:text-properties officeooo:rsid="001c724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e8474" style:font-weight-asian="normal" style:font-weight-complex="normal"/>
    </style:style>
    <style:style style:name="T24" style:family="text">
      <style:text-properties fo:font-weight="normal" officeooo:rsid="00a00ca5" style:font-weight-asian="normal" style:font-weight-complex="normal"/>
    </style:style>
    <style:style style:name="T25" style:family="text">
      <style:text-properties fo:font-weight="normal" officeooo:rsid="001c7245" style:font-weight-asian="normal" style:font-weight-complex="normal"/>
    </style:style>
    <style:style style:name="T26" style:family="text">
      <style:text-properties fo:font-weight="normal" officeooo:rsid="00caf58e" style:font-weight-asian="normal" style:font-weight-complex="normal"/>
    </style:style>
    <style:style style:name="T27" style:family="text">
      <style:text-properties fo:font-weight="normal" officeooo:rsid="00ca8c1d" style:font-weight-asian="normal" style:font-weight-complex="normal"/>
    </style:style>
    <style:style style:name="T28" style:family="text">
      <style:text-properties fo:font-weight="normal" officeooo:rsid="00cc33a4" style:font-weight-asian="normal" style:font-weight-complex="normal"/>
    </style:style>
    <style:style style:name="T29" style:family="text">
      <style:text-properties fo:font-weight="normal" officeooo:rsid="00d2171f" style:font-weight-asian="normal" style:font-weight-complex="normal"/>
    </style:style>
    <style:style style:name="T30" style:family="text">
      <style:text-properties officeooo:rsid="0082ef55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9af5e8" style:font-weight-asian="bold" style:font-weight-complex="bold"/>
    </style:style>
    <style:style style:name="T33" style:family="text">
      <style:text-properties style:text-underline-style="none" fo:font-weight="bold" officeooo:rsid="00d2171f" style:font-weight-asian="bold" style:font-weight-complex="bold"/>
    </style:style>
    <style:style style:name="T34" style:family="text">
      <style:text-properties officeooo:rsid="008a5bb5"/>
    </style:style>
    <style:style style:name="T35" style:family="text">
      <style:text-properties fo:color="#003f80" fo:font-style="normal" style:font-style-asian="normal" style:font-style-complex="normal"/>
    </style:style>
    <style:style style:name="T36" style:family="text">
      <style:text-properties fo:color="#003f80" fo:font-style="normal" officeooo:rsid="009806c7" style:font-style-asian="normal" style:font-style-complex="normal"/>
    </style:style>
    <style:style style:name="T37" style:family="text">
      <style:text-properties fo:color="#003f80" fo:font-style="normal" officeooo:rsid="00997e7b" style:font-style-asian="normal" style:font-style-complex="normal"/>
    </style:style>
    <style:style style:name="T38" style:family="text">
      <style:text-properties fo:color="#003f80" fo:font-style="normal" officeooo:rsid="00ca8c1d" style:font-style-asian="normal" style:font-style-complex="normal"/>
    </style:style>
    <style:style style:name="T39" style:family="text">
      <style:text-properties fo:color="#003f80" fo:font-style="normal" officeooo:rsid="00cb3890" style:font-style-asian="normal" style:font-style-complex="normal"/>
    </style:style>
    <style:style style:name="T40" style:family="text">
      <style:text-properties fo:color="#003f80" fo:font-style="normal" officeooo:rsid="00cc33a4" style:font-style-asian="normal" style:font-style-complex="normal"/>
    </style:style>
    <style:style style:name="T41" style:family="text">
      <style:text-properties fo:color="#003f80" fo:font-style="normal" officeooo:rsid="00cc4cd5" style:font-style-asian="normal" style:font-style-complex="normal"/>
    </style:style>
    <style:style style:name="T42" style:family="text">
      <style:text-properties fo:color="#003f80" style:text-underline-style="none" fo:font-weight="bold" style:font-weight-asian="bold" style:font-weight-complex="bold"/>
    </style:style>
    <style:style style:name="T43" style:family="text">
      <style:text-properties fo:color="#003f80" style:text-underline-style="none" fo:font-weight="bold" officeooo:rsid="009af5e8" style:font-weight-asian="bold" style:font-weight-complex="bold"/>
    </style:style>
    <style:style style:name="T44" style:family="text">
      <style:text-properties fo:color="#003f80" style:text-underline-style="none" fo:font-weight="bold" officeooo:rsid="00ccb32d" style:font-weight-asian="bold" style:font-weight-complex="bold"/>
    </style:style>
    <style:style style:name="T45" style:family="text">
      <style:text-properties style:font-name="DejaVu Sans2" fo:font-size="11pt" style:text-underline-style="none" fo:font-weight="bold" officeooo:rsid="005c0dca" style:font-size-asian="11pt" style:font-weight-asian="bold" style:font-size-complex="11pt" style:font-weight-complex="bold"/>
    </style:style>
    <style:style style:name="T46" style:family="text">
      <style:text-properties style:font-name="DejaVu Sans2" fo:font-size="11pt" style:text-underline-style="none" fo:font-weight="bold" officeooo:rsid="009af5e8" style:font-size-asian="11pt" style:font-weight-asian="bold" style:font-size-complex="11pt" style:font-weight-complex="bold"/>
    </style:style>
    <style:style style:name="T47" style:family="text">
      <style:text-properties style:font-name="DejaVu Sans2" fo:font-size="11pt" style:text-underline-style="none" fo:font-weight="bold" officeooo:rsid="00a8ccb0" style:font-size-asian="11pt" style:font-weight-asian="bold" style:font-size-complex="11pt" style:font-weight-complex="bold"/>
    </style:style>
    <style:style style:name="T48" style:family="text">
      <style:text-properties style:font-name="DejaVu Sans2" fo:font-size="11pt" style:text-underline-style="none" fo:font-weight="bold" officeooo:rsid="00d5d5ce" style:font-size-asian="11pt" style:font-weight-asian="bold" style:font-size-complex="11pt" style:font-weight-complex="bold"/>
    </style:style>
    <style:style style:name="T49" style:family="text">
      <style:text-properties style:font-name="DejaVu Sans2" fo:font-size="11pt" style:text-underline-style="none" fo:font-weight="bold" officeooo:rsid="00d76e5b" style:font-size-asian="11pt" style:font-weight-asian="bold" style:font-size-complex="11pt" style:font-weight-complex="bold"/>
    </style:style>
    <style:style style:name="T50" style:family="text">
      <style:text-properties style:font-name="DejaVu Sans2" fo:font-size="11pt" style:text-underline-style="none" style:font-size-asian="11pt" style:font-size-complex="11pt"/>
    </style:style>
    <style:style style:name="T51" style:family="text">
      <style:text-properties style:font-name="DejaVu Sans2" fo:font-size="11pt" style:text-underline-style="none" officeooo:rsid="00d3fe47" style:font-size-asian="11pt" style:font-size-complex="11pt"/>
    </style:style>
    <style:style style:name="T52" style:family="text">
      <style:text-properties style:font-name="DejaVu Sans2" fo:font-size="11pt" style:text-underline-style="none" officeooo:rsid="00d5d5ce" style:font-size-asian="11pt" style:font-size-complex="11pt"/>
    </style:style>
    <style:style style:name="T53" style:family="text">
      <style:text-properties style:font-name="DejaVu Sans2" fo:font-size="11pt" style:text-underline-style="none" officeooo:rsid="009e8474" style:font-size-asian="11pt" style:font-size-complex="11pt"/>
    </style:style>
    <style:style style:name="T54" style:family="text">
      <style:text-properties style:font-name="DejaVu Sans2" fo:font-size="11pt" style:text-underline-style="none" officeooo:rsid="00d76e5b" style:font-size-asian="11pt" style:font-size-complex="11pt"/>
    </style:style>
    <style:style style:name="T55" style:family="text">
      <style:text-properties style:font-name="DejaVu Sans2" fo:font-size="11pt" style:text-underline-style="none" officeooo:rsid="00d8f29e" style:font-size-asian="11pt" style:font-size-complex="11pt"/>
    </style:style>
    <style:style style:name="T56" style:family="text">
      <style:text-properties style:font-name="DejaVu Sans2" fo:font-size="11pt" style:text-underline-style="none" officeooo:rsid="00da8486" style:font-size-asian="11pt" style:font-size-complex="11pt"/>
    </style:style>
    <style:style style:name="T57" style:family="text">
      <style:text-properties officeooo:rsid="00b2dd87"/>
    </style:style>
    <style:style style:name="T58" style:family="text">
      <style:text-properties officeooo:rsid="00c897f7"/>
    </style:style>
    <style:style style:name="T59" style:family="text">
      <style:text-properties officeooo:rsid="00ccb32d"/>
    </style:style>
    <style:style style:name="T60" style:family="text">
      <style:text-properties officeooo:rsid="00d0c882"/>
    </style:style>
    <style:style style:name="T61" style:family="text">
      <style:text-properties officeooo:rsid="00d128c0"/>
    </style:style>
    <style:style style:name="T62" style:family="text">
      <style:text-properties style:text-position="super 58%" officeooo:rsid="00d128c0"/>
    </style:style>
    <style:style style:name="T63" style:family="text">
      <style:text-properties style:text-position="super 58%" style:font-name="DejaVu Sans2" fo:font-size="11pt" style:text-underline-style="none" officeooo:rsid="00d8f29e" style:font-size-asian="11pt" style:font-size-complex="11pt"/>
    </style:style>
    <style:style style:name="T64" style:family="text">
      <style:text-properties officeooo:rsid="00d240df"/>
    </style:style>
    <style:style style:name="T65" style:family="text">
      <style:text-properties officeooo:rsid="00d3fe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53" text:outline-level="1">TP <text:span text:style-name="T58">DNS</text:span></text:h>
          </table:table-cell>
        </table:table-row>
      </table:table>
      <text:p text:style-name="Text_20_body"/>
      <text:p text:style-name="P5">Formulaire de réponses : </text:p>
      <text:p text:style-name="P6">https://docs.google.com/forms/d/e/1FAIpQLSdhS_TYb2nVsn1bu9hsxCiZlynCsKUxq3AZmyq40kMKGVCNzA/viewform?usp=sf_link</text:p>
      <text:p text:style-name="P9"><text:s/></text:p>
      <text:h text:style-name="P63" text:outline-level="2">Préparation de l'environnement</text:h>
      <text:p text:style-name="P8"><text:span text:style-name="T21">Dans cette introduction, nous allons démarrer 3 (</text:span><text:span text:style-name="T15">vm0, vm1 </text:span><text:span text:style-name="T25">et</text:span><text:span text:style-name="T15"> vm2</text:span><text:span text:style-name="T21">) machines virtuelles. </text:span></text:p>
      <text:list xml:id="list2394055702" text:style-name="L1">
        <text:list-header>
          <text:p text:style-name="P38"/>
        </text:list-header>
      </text:list>
      <text:list xml:id="list3200522556" text:style-name="L2">
        <text:list-item>
          <text:p text:style-name="P21"><text:span text:style-name="T2">L</text:span><text:span text:style-name="T1">ancez le script de boot des VM</text:span><text:span text:style-name="T3">s</text:span><text:span text:style-name="T1"> </text:span><text:span text:style-name="T3">(lancer le script qu’une fois) </text:span><text:span text:style-name="T1">:</text:span></text:p>
          <text:list>
            <text:list-header>
              <text:p text:style-name="P54">$ <text:span text:style-name="T30">vm_bootstrap 2</text:span></text:p>
            </text:list-header>
          </text:list>
        </text:list-item>
        <text:list-item>
          <text:p text:style-name="P24">Après quelques <text:span text:style-name="T57">secondes</text:span>, <text:span text:style-name="T34">les VM vm0, vm1 et vm2 seront disponibles. Se connecter aux VM et installer les paquetages ‘vim’ et ‘bin-utils’ : </text:span></text:p>
        </text:list-item>
      </text:list>
      <text:p text:style-name="P17"><text:span text:style-name="T9"><text:s text:c="3"/>$ </text:span><text:span text:style-name="T7">pcocc ssh vm</text:span><text:span text:style-name="T11">X</text:span></text:p>
      <text:p text:style-name="P16"><text:span text:style-name="T8"><text:s text:c="3"/></text:span><text:span text:style-name="T10">vm</text:span><text:span text:style-name="T11">X</text:span><text:span text:style-name="T10"># </text:span><text:span text:style-name="T11">sudo yum install vim bind-utils</text:span></text:p>
      <text:p text:style-name="P7">Pour se connecter <text:span text:style-name="T58">en SSH </text:span>depuis <text:span text:style-name="T58">plusieurs</text:span> terminaux, utiliser la commande ‘pcocc ssh -j &lt;numéro_job&gt; vm0/vm1/<text:span text:style-name="T58">vm2</text:span>’. <text:s/></text:p>
      <text:p text:style-name="P7"/>
      <text:h text:style-name="P64" text:outline-level="2">Prise en main du client DNS</text:h>
      <text:list xml:id="list141705745735226" text:continue-list="list3200522556" text:style-name="L2">
        <text:list-item text:start-value="1">
          <text:p text:style-name="P18"><text:span text:style-name="T40">Depuis le serveur hpc01 (nous n’utiliserons pas PCOCC dans cette partie)</text:span><text:span text:style-name="T36">.</text:span></text:p>
        </text:list-item>
        <text:list-item>
          <text:p text:style-name="P19"><text:span text:style-name="T38">Prise en main de la commande ‘nslookup’, lancer la commande ‘nslookup’ et </text:span><text:span text:style-name="T39">faites une résolution en demand</text:span><text:span text:style-name="T40">ant</text:span><text:span text:style-name="T39"> les enregistrements de type A </text:span><text:span text:style-name="T38">: </text:span></text:p>
          <text:list>
            <text:list-header>
              <text:p text:style-name="P55"><text:span text:style-name="T28">hpc01$</text:span><text:span text:style-name="T27"> nslookup -type=A </text:span><text:span text:style-name="T26">google.fr</text:span></text:p>
            </text:list-header>
          </text:list>
        </text:list-item>
        <text:list-item>
          <text:p text:style-name="P20"><text:span text:style-name="T38">Prise en main de la commande ‘nslookup’, </text:span><text:span text:style-name="T41">la commande ‘nslookup’ permet de préciser le serveur DNS à utiliser, exemple avec le DNS de google </text:span><text:span text:style-name="T38">: </text:span></text:p>
          <text:list>
            <text:list-header>
              <text:p text:style-name="P56"><text:soft-page-break/>hpc01$ nslookup google.fr 8.8.8.8</text:p>
            </text:list-header>
          </text:list>
        </text:list-item>
        <text:list-item>
          <text:p text:style-name="P36"><text:span text:style-name="T35">Remplissez la section « </text:span><text:span text:style-name="T39">Prise en main du client DNS</text:span><text:span text:style-name="T37"> </text:span><text:span text:style-name="T35">» du formulaire.</text:span></text:p>
        </text:list-item>
      </text:list>
      <text:p text:style-name="P1"/>
      <text:h text:style-name="P65" text:outline-level="2">Mise en place d’un master DNS</text:h>
      <text:p text:style-name="P10">La machine vm0 sera notre serveur DNS primaire. </text:p>
      <text:list xml:id="list1226869446" text:style-name="L3">
        <text:list-item>
          <text:p text:style-name="P22"><text:span text:style-name="T4">Se connecter à la VM vm0 et installer le service named</text:span><text:span text:style-name="T3"> </text:span><text:span text:style-name="T1">:</text:span></text:p>
          <text:list>
            <text:list-header>
              <text:p text:style-name="P57"><text:span text:style-name="T7">$ </text:span><text:span text:style-name="T12">pcocc ssh vm0</text:span></text:p>
              <text:p text:style-name="P59"><text:span text:style-name="T10">vm</text:span><text:span text:style-name="T12">0</text:span><text:span text:style-name="T10"># </text:span><text:span text:style-name="T12">sudo yum install bind</text:span></text:p>
            </text:list-header>
          </text:list>
        </text:list-item>
        <text:list-item>
          <text:p text:style-name="P25">Démarrer le service ‘named’ (par défaut le service doit démarrer) :</text:p>
          <text:list>
            <text:list-header>
              <text:p text:style-name="P59"><text:span text:style-name="T10">vm</text:span><text:span text:style-name="T12">0</text:span><text:span text:style-name="T10"># </text:span><text:span text:style-name="T12">sudo systemctl start named</text:span></text:p>
            </text:list-header>
          </text:list>
        </text:list-item>
        <text:list-item>
          <text:p text:style-name="P26">Création de la premiere zone « direct », créer un fichier de zone named.&lt;domain&gt; (vous pouvez choisir le domaine) dans le répertoire /var/named. </text:p>
        </text:list-item>
        <text:list-item>
          <text:p text:style-name="P27">Dans le fichier de zone, faites une entrée ‘vm0’ (avec l’adresse IP de la VM). Configurer la zone pour que vm0 soit le serveur d’autorité. </text:p>
        </text:list-item>
        <text:list-item>
          <text:p text:style-name="P28">Création de la zone « reverse » sur la même base que la zone « direct ». Créer un ficher named.<text:span text:style-name="T60">&lt;domain_reverse&gt;</text:span> placer le fichier dans le répertoire /var/named. </text:p>
        </text:list-item>
        <text:list-item>
          <text:p text:style-name="P28">Sans modifier le reste du fichier de configuration, ajouter les deux <text:span text:style-name="T60">zones dans le fichier de configuration /etc/named.conf. </text:span></text:p>
        </text:list-item>
        <text:list-item>
          <text:p text:style-name="P29">Redémarrer le <text:span text:style-name="T59">service ‘named’</text:span><text:span text:style-name="T12"> :</text:span></text:p>
          <text:list>
            <text:list-header>
              <text:p text:style-name="P60"><text:span text:style-name="T10">vm</text:span><text:span text:style-name="T12">0</text:span><text:span text:style-name="T10"># </text:span><text:span text:style-name="T12">sudo systemctl </text:span><text:span text:style-name="T13">re</text:span><text:span text:style-name="T12">start named</text:span></text:p>
            </text:list-header>
          </text:list>
        </text:list-item>
        <text:list-item>
          <text:p text:style-name="P37"><text:span text:style-name="T42">Remplissez la section </text:span><text:span text:style-name="T43">« </text:span><text:span text:style-name="T44">Master DNS</text:span><text:span text:style-name="T42"> » du formulaire.</text:span></text:p>
          <text:p text:style-name="P30"/>
        </text:list-item>
      </text:list>
      <text:h text:style-name="P66" text:outline-level="2">Gestion des logs de named</text:h>
      <text:p text:style-name="P4"><text:span text:style-name="T61">Nous allons configurer le service named pour le rendre utilisable. Dans un 1</text:span><text:span text:style-name="T62">er</text:span><text:span text:style-name="T61"> temps nous allons mettre en place les logs pour le service named.</text:span></text:p>
      <text:list xml:id="list2879115304" text:style-name="L4">
        <text:list-item>
          <text:p text:style-name="P31"><text:soft-page-break/>Création d’un fichier de log et gestion des permissions :</text:p>
          <text:list>
            <text:list-header>
              <text:p text:style-name="P61"><text:span text:style-name="T12">v</text:span><text:span text:style-name="T7">m0# sudo touch /var/log/named.log</text:span></text:p>
              <text:p text:style-name="P61"><text:span text:style-name="T12">v</text:span><text:span text:style-name="T7">m0# sudo chown named:named /var/log/named.log</text:span></text:p>
            </text:list-header>
          </text:list>
        </text:list-item>
        <text:list-item>
          <text:p text:style-name="P32"><text:span text:style-name="T29">Modifier la partie « logging » du fichier de configuration /etc/named.conf, afin d’utiliser le fichier de log /var/log/named.log</text:span><text:span text:style-name="T24">. </text:span><text:span text:style-name="T29">La configuration des logs doit comprendre les catégories : ‘default’, ‘queries’, ‘config’, ‘network’, ‘xfer-out’ et ‘xfer-in’.</text:span></text:p>
        </text:list-item>
        <text:list-item>
          <text:p text:style-name="P33"><text:span text:style-name="T23">R</text:span><text:span text:style-name="T22">edémarrer le service named pour prendre en charge les modifications. </text:span></text:p>
        </text:list-item>
        <text:list-item>
          <text:p text:style-name="P34"><text:span text:style-name="T31">Remplissez la section </text:span><text:span text:style-name="T32">« </text:span><text:span text:style-name="T33">Gestion des logs</text:span><text:span text:style-name="T31"> » du formulaire.</text:span></text:p>
        </text:list-item>
      </text:list>
      <text:p text:style-name="P2"/>
      <text:h text:style-name="P67" text:outline-level="2">Gestion des <text:span text:style-name="T64">accès de named</text:span> </text:h>
      <text:p text:style-name="P11"><text:span text:style-name="T50">Nous allons gérer les accès de named, afin que notre service DNS puisse etre utilisé depuis d’autre machine. </text:span><text:span text:style-name="T51">Vous pouvez utilisez des ACL pour la gestion des droits, vu la taille de l’infrastructure ce n’est pas obligatoire. </text:span></text:p>
      <text:list xml:id="list2075796558" text:style-name="L5">
        <text:list-item text:start-value="1">
          <text:p text:style-name="P39">Ajouter une partie « acl » dans le fichier de configuration /etc/named.conf (facultatif). </text:p>
        </text:list-item>
        <text:list-item>
          <text:p text:style-name="P40">Modifier la partie « listen-on » du fichier de configuration /etc/named.conf, afin d’utiliser l’adresse IP de vm0. </text:p>
        </text:list-item>
        <text:list-item>
          <text:p text:style-name="P41">Modifier la partie « allow-query » du fichier de configuration /etc/named.conf, afin d’autoriser toutes les machines du même réseau <text:span text:style-name="T65">à communiquer avec le service</text:span>. </text:p>
        </text:list-item>
        <text:list-item>
          <text:p text:style-name="P46"><text:span text:style-name="T50">Ajouter les parties « allow-transfer » et « also-notify » avec l’adresse IP de vm1 </text:span><text:span text:style-name="T52">(qui va devenir notre serveur ‘slave’). </text:span></text:p>
        </text:list-item>
        <text:list-item>
          <text:p text:style-name="P47"><text:span text:style-name="T53">R</text:span><text:span text:style-name="T52">edémarrer le service named pour prendre en charge les modifications. </text:span></text:p>
        </text:list-item>
        <text:list-item>
          <text:p text:style-name="P50"><text:span text:style-name="T45">Remplissez la section </text:span><text:span text:style-name="T46">« </text:span><text:span text:style-name="T48">Gestion des accès</text:span><text:span text:style-name="T47"> </text:span><text:span text:style-name="T45">» du formulaire.</text:span></text:p>
        </text:list-item>
      </text:list>
      <text:p text:style-name="P14"/>
      <text:p text:style-name="P14"/>
      <text:h text:style-name="P68" text:outline-level="2">Mise en place d’un slave DNS</text:h>
      <text:p text:style-name="P12"><text:span text:style-name="T54">La machine vm1 sera notre serveur DNS secondaire</text:span><text:span text:style-name="T51">. </text:span><text:span text:style-name="T55">On va dans un 1</text:span><text:span text:style-name="T63">er</text:span><text:span text:style-name="T55"> temps enregistrer vm1 dans le DNS master (vm0).</text:span></text:p>
      <text:p text:style-name="P12"/>
      <text:list xml:id="list141705104893567" text:continue-list="list2075796558" text:style-name="L5">
        <text:list-item text:start-value="1">
          <text:p text:style-name="P35">Ajouter vm1 dans les zones « direct » et « reverse » de votre DNS master (vm0) <text:s text:c="2"/><text:soft-page-break/>comme vous l’avez fait pour vm0. </text:p>
        </text:list-item>
        <text:list-item>
          <text:p text:style-name="P48"><text:span text:style-name="T53">R</text:span><text:span text:style-name="T52">edémarrer le service named pour prendre en charge les modifications. </text:span></text:p>
        </text:list-item>
        <text:list-item>
          <text:p text:style-name="P23"><text:span text:style-name="T4">Se connecter à la VM vm</text:span><text:span text:style-name="T6">1</text:span><text:span text:style-name="T4"> et installer le service named</text:span><text:span text:style-name="T3"> </text:span><text:span text:style-name="T1">:</text:span></text:p>
          <text:list>
            <text:list-header>
              <text:p text:style-name="P58"><text:span text:style-name="T7">$ </text:span><text:span text:style-name="T12">pcocc ssh vm</text:span><text:span text:style-name="T14">1</text:span></text:p>
              <text:p text:style-name="P62"><text:span text:style-name="T5">vm</text:span><text:span text:style-name="T6">1</text:span><text:span text:style-name="T5"># </text:span><text:span text:style-name="T4">sudo yum install bind</text:span></text:p>
            </text:list-header>
          </text:list>
        </text:list-item>
        <text:list-item>
          <text:p text:style-name="P43">Modifier le /etc/resolv.conf pour avoir la même configuration que vm0. </text:p>
        </text:list-item>
        <text:list-item>
          <text:p text:style-name="P42">Modifier la partie « listen-on » du fichier de configuration /etc/named.conf, afin d’utiliser l’adresse IP de vm1. </text:p>
        </text:list-item>
        <text:list-item>
          <text:p text:style-name="P42">Modifier la partie « allow-query » du fichier de configuration /etc/named.conf, afin d’autoriser toutes les machines du même réseau <text:span text:style-name="T65">à communiquer avec le service</text:span>. </text:p>
        </text:list-item>
        <text:list-item>
          <text:p text:style-name="P52"><text:span text:style-name="T52">A</text:span><text:span text:style-name="T50">jouter vos zones « direct » et « reverse » en ‘slave’ avec pour ‘masters’ vm0 dand le fichier de configuration /etc/named.conf de vm1. Les zones ‘slaves’ seront placées dans le répertoire /var/named/slaves.</text:span></text:p>
        </text:list-item>
        <text:list-item>
          <text:p text:style-name="P49"><text:span text:style-name="T53">R</text:span><text:span text:style-name="T52">edémarrer le service named pour prendre en charge les modifications. </text:span></text:p>
        </text:list-item>
        <text:list-item>
          <text:p text:style-name="P51"><text:span text:style-name="T45">Remplissez la section </text:span><text:span text:style-name="T46">« </text:span><text:span text:style-name="T49">Slave DNS</text:span><text:span text:style-name="T47"> </text:span><text:span text:style-name="T45">» du formulaire.</text:span></text:p>
        </text:list-item>
      </text:list>
      <text:p text:style-name="P15"/>
      <text:h text:style-name="P69" text:outline-level="2">Configuration des clients DNS</text:h>
      <text:p text:style-name="P13"><text:span text:style-name="T56">Pour finir nous allons mettre en place un client DNS (vm2)</text:span><text:span text:style-name="T51">.</text:span></text:p>
      <text:list xml:id="list141705324030309" text:continue-list="list141705104893567" text:style-name="L5">
        <text:list-item text:start-value="1">
          <text:p text:style-name="P44">Modifier le /etc/resolv.conf sur vm2 afin d’interroger les serveurs (vm0 puis en cas de soucis vm1) et d’utiliser votre domaine par défaut. </text:p>
        </text:list-item>
        <text:list-item>
          <text:p text:style-name="P45"><text:span text:style-name="T16">Remplissez la section </text:span><text:span text:style-name="T17">« </text:span><text:span text:style-name="T20">Client</text:span><text:span text:style-name="T18"> DNS</text:span><text:span text:style-name="T19"> </text:span><text:span text:style-name="T16">» du formulair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style:writing-mode="lr-tb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6cm" loext:contextual-spacing="false"/>
      <style:text-properties fo:color="#2b7ed2" fo:font-size="115%" fo:font-weight="bold" officeooo:rsid="0024ff87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 style:master-page-name="">
      <loext:graphic-properties draw:fill="none" draw:fill-color="#729fcf"/>
      <style:paragraph-properties fo:margin-left="1.499cm" fo:margin-right="0cm" fo:margin-top="0.3cm" fo:margin-bottom="0.25cm" loext:contextual-spacing="false" fo:text-indent="0cm" style:auto-text-indent="false" style:page-number="auto" fo:background-color="transparent" fo:padding="0.4cm" fo:border-left="2.01pt solid #808080" fo:border-right="none" fo:border-top="none" fo:border-bottom="none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1pt" style:font-size-asian="10.5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1cm" fo:margin-right="0.499cm" fo:margin-top="2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ejaVu Sans1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ejaVu Sans1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left="0cm" fo:margin-right="0cm" fo:margin-top="0.6cm" fo:margin-bottom="0cm" loext:contextual-spacing="false" fo:text-align="start" style:justify-single-word="false" fo:orphans="2" fo:widows="2" fo:text-indent="0cm" style:auto-text-indent="false" style:writing-mode="lr-tb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4c4c4c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Degremont</meta:initial-creator>
    <meta:creation-date>2018-02-20T16:43:31.647784575</meta:creation-date>
    <dc:date>2023-01-16T14:17:03.943341289</dc:date>
    <meta:editing-duration>P3DT19H34M15S</meta:editing-duration>
    <meta:editing-cycles>116</meta:editing-cycles>
    <meta:generator>LibreOffice/5.3.6.1$Linux_X86_64 LibreOffice_project/30$Build-1</meta:generator>
    <meta:document-statistic meta:table-count="1" meta:image-count="0" meta:object-count="0" meta:page-count="4" meta:paragraph-count="67" meta:word-count="851" meta:character-count="5159" meta:non-whitespace-character-count="4372"/>
  </office:meta>
</office:document-meta>
</file>